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page_type =&gt; "normal", :page_order =&gt; 0)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text:p>
      <text:p text:style-name="Standard"/>
      <text:p text:style-name="Standard">intro.content_videos.create(:video_uri =&gt; "http://www.youtube.com/embed/aSED_pLSnQ8")</text:p>
      <text:p text:style-name="Standard"/>
      <text:p text:style-name="Standard">comm=Content.create(:title =&gt; "Communication", :subtitle =&gt; "Type of Communication at HP", :page_id =&gt; "communication", :page_type =&gt; "normal", :page_order =&gt; 1)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comm.content_videos.create(:video_uri =&gt; "http://www.youtube.com/embed/_UMruwKyQlE")</text:p>
      <text:p text:style-name="Standard"/>
      <text:p text:style-name="Standard">pl=Content.create(:title =&gt; "Programming Languages", :subtitle =&gt; "Types of Programming Languages used at HP", :page_id =&gt; "pl", :page_type =&gt; "normal", :page_order =&gt; 2) </text:p>
      <text:p text:style-name="Standard"/>
      <text:p text:style-name="Standard">pl.content_texts.create(:body_text =&gt; "The second major thing I have learned at HP that has eased my life into my career field is the learning of the programming languages. We use two major programing <text:soft-page-break/>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helpers” which pre-write our code for us, saving us time on repetitive tasks. This allows us to create, 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pl.content_videos.create(:video_uri =&gt; "http://www.youtube.com/embed/Dk62PtMjIq8")</text:p>
      <text:p text:style-name="Standard"/>
      <text:p text:style-name="Standard"><text:bookmark-start text:name="__DdeLink__107_1027435854"/>fun=Content.create(:title =&gt; "Enjoying Work", :subtitle =&gt; "Relaxing and Entertaining Times at HP", :page_id =&gt; "fun", :page_type =&gt; "normal", :page_order =&gt; 3)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text:soft-page-break/>fun.content_videos.create(:video_uri =&gt; "http://www.youtube.com/embed/adajo_55_Wg")</text:p>
      <text:p text:style-name="Standard"/>
      <text:p text:style-name="Standard">conclusion=Content.create(:title =&gt; "Working For Us", :subtitle =&gt; "Become an HP Team Member", :page_id =&gt; "conclusion", :page_type =&gt; "normal", :page_order =&gt; 4)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more effective in what ever environment I chose as my long term career. HP has help me expand my 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text:p text:style-name="Standard">reference=Content.create(:title =&gt; "References", :page_id =&gt; "reference", :page_type =&gt; "normal", :page_order =&gt; 5) </text:p>
      <text:p text:style-name="Standard"/>
      <text:p text:style-name="Standard">reference.content_texts.create(:body_text =&gt; "Here is a big thanks to everyone who has helped me on this project:")<text:bookmark-end text:name="__DdeLink__107_1027435854"/></text:p>
      <text:p text:style-name="Standard"/>
      <text:p text:style-name="Standard">reference.content_texts.create(:body_text =&gt; "HP")</text:p>
      <text:p text:style-name="Standard"/>
      <text:p text:style-name="Standard">reference.content_texts.create(:body_text =&gt; "Tim Collinson")</text:p>
      <text:p text:style-name="Standard"/>
      <text:p text:style-name="Standard">reference.content_texts.create(:body_text =&gt; "Tony Drake")</text:p>
      <text:p text:style-name="Standard"/>
      <text:p text:style-name="Standard">reference.content_texts.create(:body_text =&gt; "Krishna Athota")</text:p>
      <text:p text:style-name="Standard"/>
      <text:p text:style-name="Standard">reference.content_texts.create(:body_text =&gt; "Michael Jenkins")</text:p>
      <text:p text:style-name="Standard"/>
      <text:p text:style-name="Standard">reference.content_texts.create(:body_text =&gt; "Scott Peterson")</text:p>
      <text:p text:style-name="Standard"/>
      <text:p text:style-name="Standard">reference.content_texts.create(:body_text =&gt; "Image Used: http://a0.twimg.com/profile_images/1968101685/new_hp_logo_1.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25T23:47:15</dc:date>
    <dc:creator>Joseph </dc:creator>
    <meta:editing-duration>PT1H23M38S</meta:editing-duration>
    <meta:editing-cycles>15</meta:editing-cycles>
    <meta:generator>LibreOffice/3.5$Linux_X86_64 LibreOffice_project/350m1$Build-2</meta:generator>
    <meta:document-statistic meta:table-count="0" meta:image-count="0" meta:object-count="0" meta:page-count="3" meta:paragraph-count="26" meta:word-count="1492" meta:character-count="9392" meta:non-whitespace-character-count="7915"/>
  </office:meta>
</office:document-meta>
</file>